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70.5pt" fo:break-before="auto" style:use-optimal-row-height="true"/>
    </style:style>
    <style:style style:name="ro4" style:family="table-row">
      <style:table-row-properties style:row-height="81.5pt" fo:break-before="auto" style:use-optimal-row-height="true"/>
    </style:style>
    <style:style style:name="ro5" style:family="table-row">
      <style:table-row-properties style:row-height="72.99pt" fo:break-before="auto" style:use-optimal-row-height="true"/>
    </style:style>
    <style:style style:name="ro6" style:family="table-row">
      <style:table-row-properties style:row-height="59.5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35.01pt" fo:break-before="auto" style:use-optimal-row-height="true"/>
    </style:style>
    <style:style style:name="ro9" style:family="table-row">
      <style:table-row-properties style:row-height="24.01pt" fo:break-before="auto" style:use-optimal-row-height="true"/>
    </style:style>
    <style:style style:name="ro10" style:family="table-row">
      <style:table-row-properties style:row-height="68pt" fo:break-before="auto" style:use-optimal-row-height="true"/>
    </style:style>
    <style:style style:name="ro11" style:family="table-row">
      <style:table-row-properties style:row-height="46.01pt" fo:break-before="auto" style:use-optimal-row-height="true"/>
    </style:style>
    <style:style style:name="ro1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2">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2">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2">ŭ Venos!</text:span></text:p>
          </table:table-cell>
          <table:table-cell table:number-columns-repeated="1017"/>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3">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2">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0</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4">
          <table:table-cell office:value-type="string" calcext:value-type="string">
            <text:p>lex2</text:p>
          </table:table-cell>
          <table:table-cell table:style-name="ce9" office:value-type="string" calcext:value-type="string">
            <text:p>Damit du uns beim Spielen nicht komplett die Nerven verlierst, kannst du Kaffee trinken. </text:p>
            <text:p/>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Damit du uns beim Spielen nicht komplett die Nerven verlierst, kannst du Kaffee trinken. </text:p>
            <text:p/>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5">
          <table:table-cell office:value-type="string" calcext:value-type="string">
            <text:p>lex3</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4">
          <table:table-cell office:value-type="string" calcext:value-type="string">
            <text:p>lex4</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6">
          <table:table-cell office:value-type="string" calcext:value-type="string">
            <text:p>lex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7">
          <table:table-cell office:value-type="string" calcext:value-type="string">
            <text:p>lex6</text:p>
          </table:table-cell>
          <table:table-cell table:style-name="ce9" office:value-type="string" calcext:value-type="string">
            <text:p><text:span text:style-name="T1">Um diese Zutaten gefahrenfrei aufzudecken, musst du vorher Informationen über das Rezept sammeln, indem du leere Teile des Rezepts oder schwächere Zutaten derselben Gruppe aufdeckst.</text:span></text:p>
            <text:p><text:span text:style-name="T1">Welches Gefahrenlevel an Zutaten gerade sicher aufgedeckt werden kann, siehst du auf diesem Panel:</text:span></text:p>
          </table:table-cell>
          <table:table-cell table:style-name="ce9" office:value-type="string" calcext:value-type="string">
            <text:p>Um diese Zutaten gefahrenfrei aufzudecken, musst du vorher Informationen über das Rezept sammeln, indem du leere Teile des Rezepts oder schwächere Zutaten derselben Gruppe aufdeckst.</text:p>
            <text:p>Welches Gefahrenlevel an Zutaten gerade sicher aufgedeckt werden kann, siehst du auf diesem Panel:</text:p>
          </table:table-cell>
          <table:table-cell table:number-columns-repeated="1021"/>
        </table:table-row>
        <table:table-row table:style-name="ro8">
          <table:table-cell office:value-type="string" calcext:value-type="string">
            <text:p>lex7</text:p>
          </table:table-cell>
          <table:table-cell table:number-columns-repeated="2"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9">
          <table:table-cell office:value-type="string" calcext:value-type="string">
            <text:p>lex8</text:p>
          </table:table-cell>
          <table:table-cell table:number-columns-repeated="2"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0">
          <table:table-cell office:value-type="string" calcext:value-type="string">
            <text:p>lex9</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1">
          <table:table-cell office:value-type="string" calcext:value-type="string">
            <text:p>lex10</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7">
          <table:table-cell office:value-type="string" calcext:value-type="string">
            <text:p>lex11</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12</text:p>
          </table:table-cell>
          <table:table-cell table:style-name="ce9"/>
          <table:table-cell table:number-columns-repeated="1022"/>
        </table:table-row>
        <table:table-row table:style-name="ro1">
          <table:table-cell office:value-type="string" calcext:value-type="string">
            <text:p>lex13</text:p>
          </table:table-cell>
          <table:table-cell table:number-columns-repeated="1023"/>
        </table:table-row>
        <table:table-row table:style-name="ro1">
          <table:table-cell office:value-type="string" calcext:value-type="string">
            <text:p>lex14</text:p>
          </table:table-cell>
          <table:table-cell table:number-columns-repeated="1023"/>
        </table:table-row>
        <table:table-row table:style-name="ro1">
          <table:table-cell office:value-type="string" calcext:value-type="string">
            <text:p>lex15</text:p>
          </table:table-cell>
          <table:table-cell table:number-columns-repeated="1023"/>
        </table:table-row>
        <table:table-row table:style-name="ro1">
          <table:table-cell office:value-type="string" calcext:value-type="string">
            <text:p>lex16</text:p>
          </table:table-cell>
          <table:table-cell table:number-columns-repeated="1023"/>
        </table:table-row>
        <table:table-row table:style-name="ro1">
          <table:table-cell office:value-type="string" calcext:value-type="string">
            <text:p>lex17</text:p>
          </table:table-cell>
          <table:table-cell table:number-columns-repeated="1023"/>
        </table:table-row>
        <table:table-row table:style-name="ro1">
          <table:table-cell office:value-type="string" calcext:value-type="string">
            <text:p>lex18</text:p>
          </table:table-cell>
          <table:table-cell table:number-columns-repeated="1023"/>
        </table:table-row>
        <table:table-row table:style-name="ro1">
          <table:table-cell office:value-type="string" calcext:value-type="string">
            <text:p>lex19</text:p>
          </table:table-cell>
          <table:table-cell table:number-columns-repeated="1023"/>
        </table:table-row>
        <table:table-row table:style-name="ro1">
          <table:table-cell office:value-type="string" calcext:value-type="string">
            <text:p>lex20</text:p>
          </table:table-cell>
          <table:table-cell table:number-columns-repeated="1023"/>
        </table:table-row>
        <table:table-row table:style-name="ro1">
          <table:table-cell office:value-type="string" calcext:value-type="string">
            <text:p>lex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2"/>
          <table:table-cell office:value-type="string" calcext:value-type="string">
            <text:p>Tea ‘n’ Score</text:p>
          </table:table-cell>
          <table:table-cell table:number-columns-repeated="1018"/>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2" table:number-rows-repeated="1048486">
          <table:table-cell table:number-columns-repeated="1024"/>
        </table:table-row>
        <table:table-row table:style-name="ro1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5 Tabelle1.C58:Tabelle1.AMJ1048576 Tabelle1.D46:Tabelle1.AMJ57 Tabelle1.A1:Tabelle1.A1048576 Tabelle1.B59:Tabelle1.B73 Tabelle1.B76:Tabelle1.B1048576">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4">0000/00/00</text:date>, <text:time style:data-style-name="N2" text:time-value="18:43:27.27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0-14T18:34:50.400000000</dc:date>
    <meta:editing-duration>PT19H5M12S</meta:editing-duration>
    <meta:editing-cycles>35</meta:editing-cycles>
    <meta:document-statistic meta:table-count="1" meta:cell-count="326" meta:object-count="0"/>
    <meta:user-defined meta:name=""/>
  </office:meta>
</office:document-meta>
</file>